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77cm" table:align="left"/>
    </style:style>
    <style:style style:name="Tabella2.A" style:family="table-column">
      <style:table-column-properties style:column-width="11.589cm"/>
    </style:style>
    <style:style style:name="Tabella2.B" style:family="table-column">
      <style:table-column-properties style:column-width="2.831cm"/>
    </style:style>
    <style:style style:name="Tabella2.C" style:family="table-column">
      <style:table-column-properties style:column-width="2.85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1" style:family="table">
      <style:table-properties style:width="26.003cm" table:align="margins"/>
    </style:style>
    <style:style style:name="Tabella1.A" style:family="table-column">
      <style:table-column-properties style:column-width="5.2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2" fo:font-weight="bol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Standard">
      <style:text-properties style:font-name="Arial2" fo:font-size="8pt" fo:font-style="normal" style:text-underline-style="solid" style:text-underline-width="auto" style:text-underline-color="font-color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Arial2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text-properties style:font-name="Arial2" fo:font-size="9pt" fo:font-weight="bold" officeooo:rsid="00143b18" officeooo:paragraph-rsid="00143b18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Arial2" fo:font-size="9pt" fo:font-style="normal" style:text-underline-style="none" fo:font-weight="bold" officeooo:rsid="00143b18" officeooo:paragraph-rsid="0014cbe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143b18" officeooo:paragraph-rsid="00143b18" style:font-name-asian="SimSun" style:font-size-asian="9pt" style:font-name-complex="Tahoma" style:font-size-complex="9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'it_IT')&gt;</text:placeholder></text:p>
      <text:p text:style-name="P8">Sommario approntamento consegna</text:p>
      <text:p text:style-name="P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">Codice</text:p>
          </table:table-cell>
          <table:table-cell table:style-name="Tabella2.A1" office:value-type="string">
            <text:p text:style-name="P2">Quantità</text:p>
          </table:table-cell>
          <table:table-cell table:style-name="Tabella2.C1" office:value-type="string">
            <text:p text:style-name="P2">Prodotti</text:p>
          </table:table-cell>
        </table:table-row>
        <table:table-row>
          <table:table-cell table:style-name="Tabella2.A2" table:number-columns-spanned="3" office:value-type="string">
            <text:p text:style-name="P4"><text:text-input text:description="&lt;for each=&quot;item in product_list(objects)&quot;&gt;">start product_list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/>
          </table:table-cell>
          <table:table-cell table:style-name="Tabella2.A3" office:value-type="string">
            <text:p text:style-name="P6"/>
          </table:table-cell>
          <table:table-cell table:style-name="Tabella2.A2" office:value-type="string">
            <text:p text:style-name="P6"/>
          </table:table-cell>
        </table:table-row>
        <table:table-row>
          <table:table-cell table:style-name="Tabella2.A2" table:number-columns-spanned="3" office:value-type="string">
            <text:p text:style-name="P4"><text:text-input text:description="&lt;/for&gt;">ends for loop</text:text-input></text:p>
          </table:table-cell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11">Ordine</text:p>
          </table:table-cell>
          <table:table-cell table:style-name="Tabella1.A1" office:value-type="string">
            <text:p text:style-name="P11">Prodotto</text:p>
          </table:table-cell>
          <table:table-cell table:style-name="Tabella1.A1" office:value-type="string">
            <text:p text:style-name="P11">Ordinato</text:p>
          </table:table-cell>
          <table:table-cell table:style-name="Tabella1.A1" office:value-type="string">
            <text:p text:style-name="P11">Prodotto</text:p>
          </table:table-cell>
          <table:table-cell table:style-name="Tabella1.E1" office:value-type="string">
            <text:p text:style-name="P11">Da consegnare</text:p>
          </table:table-cell>
        </table:table-row>
        <table:table-row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E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0"><text:placeholder text:placeholder-type="text">&lt;item[0] or 'non trovato'&gt;</text:placeholder></text:p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E2" office:value-type="string">
            <text:p text:style-name="P11"/>
          </table:table-cell>
        </table:table-row>
        <table:table-row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/>
          </table:table-cell>
          <table:table-cell table:style-name="Tabella1.E2" office:value-type="string">
            <text:p text:style-name="P1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0.926cm" fo:margin-bottom="0.914cm" fo:margin-left="2cm" fo:margin-right="1.69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stampato in data <text:date style:data-style-name="N37" text:date-value="2013-03-15T16:29:32.990000154" text:fixed="true">03/15/13</text:date> ore <text:time style:data-style-name="N43" text:time-value="2013-03-15T16:29:56.990000107" text:fixed="true">04:29:57 PM</text:time> <text:s text:c="54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20T08:25:42.251477244</dc:date>
    <meta:editing-duration>P4DT9H33M31S</meta:editing-duration>
    <meta:editing-cycles>319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14" meta:word-count="37" meta:character-count="282" meta:non-whitespace-character-count="209"/>
    <meta:user-defined meta:name="Info 1"/>
    <meta:user-defined meta:name="Info 2"/>
    <meta:user-defined meta:name="Info 3"/>
    <meta:user-defined meta:name="Info 4"/>
  </office:meta>
</office:document-meta>
</file>